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Leave-behind one-pager · Conduction</text:h>
      <text:p text:style-name="Subtitle">Working copy. Editable in LibreOffice, OnlyOffice, or Microsoft Word. For pixel-accurate layout, see the canonical HTML.</text:p>
      <text:p text:style-name="Standard">Design system / Print /  One-pager</text:p>
      <text:h text:style-name="Heading_20_2" text:outline-level="2">Leave-behind one-pager</text:h>
      <text:p text:style-name="Standard">A4 double-sided. NL on the front, EN on the back. Structured like a Unix manpage: NAME, SYNOPSIS, DESCRIPTION, EXAMPLES, BUGS. Confident, MKB-direct, anti-marketing. The leave-behind that gets pinned to the wall.</text:p>
      <text:p text:style-name="Standard">$ man conduction(7) NL · pagina 1/2</text:p>
      <text:p text:style-name="Standard">Conduction</text:p>
      <text:h text:style-name="Heading_20_2" text:outline-level="2">Naam</text:h>
      <text:p text:style-name="Standard">conduction — OSS-productbedrijf, bouwt apps voor Nextcloud waarmee je grip houdt op je eigen data.</text:p>
      <text:h text:style-name="Heading_20_2" text:outline-level="2">Synopsis</text:h>
      <text:p text:style-name="Standard">conduction install [ OpenCatalogi | OpenRegister | OpenConnector | DocuDesk | MyDash ] [ --solution=woo|inkoop|publiek ]</text:p>
      <text:h text:style-name="Heading_20_2" text:outline-level="2">Beschrijving</text:h>
      <text:p text:style-name="Standard">We bouwen vijf apps. Niet "een platform". Niet "een oplossing". Apps die je installeert vanuit de Nextcloud app-store, op een server die jij draait. Open-source, MIT/AGPL, geen vendor lock-in.</text:p>
      <text:p text:style-name="Standard">Onder de apps zitten solutions , concrete uitkomsten gebouwd op die apps. Een WOO-publicatieomgeving. Een inkoopstroom. Een publieke catalogus. Apps zijn de bouwstenen, solutions zijn wat je aan je raad uitlegt.</text:p>
      <text:h text:style-name="Heading_20_2" text:outline-level="2">Voorbeelden</text:h>
      <text:list>
        <text:list-item>
          <text:p text:style-name="List">WOO-publicatie: OpenCatalogi + OpenConnector + DocuDesk, klaar in 8 weken.</text:p>
        </text:list-item>
        <text:list-item>
          <text:p text:style-name="List">Open registers: OpenRegister gevoed met je eigen schema, audit-trail uit de doos.</text:p>
        </text:list-item>
        <text:list-item>
          <text:p text:style-name="List">Persoonlijke startpagina voor medewerkers: MyDash naast de Nextcloud-tegels.</text:p>
        </text:list-item>
      </text:list>
      <text:h text:style-name="Heading_20_2" text:outline-level="2">Wie</text:h>
      <text:p text:style-name="Standard">Primair</text:p>
      <text:p text:style-name="Standard">MKB-beslisser, IT-lead, 10–500 mensen, vindt ons via Google. Wil snel installeren.</text:p>
      <text:p text:style-name="Standard">Secundair</text:p>
      <text:p text:style-name="Standard">Overheidsbeslisser, gemeenten en samenwerkingen. Inkoop in maanden, BIO-/WOO-signalen vereist.</text:p>
      <text:p text:style-name="Standard">Tertiair</text:p>
      <text:p text:style-name="Standard">Developer/integrator. Wil de API-spec en de licentie in één klik.</text:p>
      <text:h text:style-name="Heading_20_2" text:outline-level="2">Bugs</text:h>
      <text:p text:style-name="Standard">We hebben er. Open ze op github.com/ConductionNL , dan lossen we ze op. We sturen geen sales na een issue, alleen een commit.</text:p>
      <text:h text:style-name="Heading_20_2" text:outline-level="2">Zie ook</text:h>
      <text:p text:style-name="Standard">conduction.nl · github.com/ConductionNL · docs.conduction.nl</text:p>
      <text:p text:style-name="Standard">Conduction BV · KvK 50615773 · Zoetermeer v2026.04 · NL</text:p>
      <text:p text:style-name="Standard">$ man conduction(7) EN · page 2/2</text:p>
      <text:p text:style-name="Standard">Conduction</text:p>
      <text:h text:style-name="Heading_20_2" text:outline-level="2">Name</text:h>
      <text:p text:style-name="Standard">conduction — Dutch OSS product company. Builds apps for Nextcloud that keep you in control of your own data.</text:p>
      <text:h text:style-name="Heading_20_2" text:outline-level="2">Synopsis</text:h>
      <text:p text:style-name="Standard">conduction install [ OpenCatalogi | OpenRegister | OpenConnector | DocuDesk | MyDash ] [ --solution=woo|procurement|public ]</text:p>
      <text:h text:style-name="Heading_20_2" text:outline-level="2">Description</text:h>
      <text:p text:style-name="Standard">We build five apps. Not "a platform". Not "a solution". Apps you install from the Nextcloud app store, on a server you run. Open-source, MIT/AGPL, zero vendor lock-in.</text:p>
      <text:p text:style-name="Standard">Solutions sit on top: a WOO transparency setup, a procurement workflow, a public catalogue. Apps are the building blocks, solutions are what you explain to a council.</text:p>
      <text:h text:style-name="Heading_20_2" text:outline-level="2">Examples</text:h>
      <text:list>
        <text:list-item>
          <text:p text:style-name="List">WOO publication: OpenCatalogi + OpenConnector + DocuDesk, eight weeks to live.</text:p>
        </text:list-item>
        <text:list-item>
          <text:p text:style-name="List">Open registers: OpenRegister loaded with your own schema, audit trail out of the box.</text:p>
        </text:list-item>
        <text:list-item>
          <text:p text:style-name="List">Personal start page for staff: MyDash next to the Nextcloud tiles.</text:p>
        </text:list-item>
      </text:list>
      <text:h text:style-name="Heading_20_2" text:outline-level="2">Who</text:h>
      <text:p text:style-name="Standard">Primary</text:p>
      <text:p text:style-name="Standard">SMB decision-maker, IT lead, 10–500 people, finds us via Google. Wants to install today.</text:p>
      <text:p text:style-name="Standard">Secondary</text:p>
      <text:p text:style-name="Standard">Public-sector decision-maker, municipalities and joint arrangements. Procurement in months, compliance signals required.</text:p>
      <text:p text:style-name="Standard">Tertiary</text:p>
      <text:p text:style-name="Standard">Developer / integrator. Wants the API spec and the licence one click away.</text:p>
      <text:h text:style-name="Heading_20_2" text:outline-level="2">Bugs</text:h>
      <text:p text:style-name="Standard">We have them. File at github.com/ConductionNL and we will fix them. We do not send sales after an issue, only a commit.</text:p>
      <text:h text:style-name="Heading_20_2" text:outline-level="2">See also</text:h>
      <text:p text:style-name="Standard">conduction.nl · github.com/ConductionNL · docs.conduction.nl</text:p>
      <text:p text:style-name="Standard">Conduction BV · CoC 50615773 · Zoetermeer, NL v2026.04 · EN</text:p>
      <text:p text:style-name="Standard">Why we built it this way</text:p>
      <text:h text:style-name="Heading_20_2" text:outline-level="2">A leave-behind that doesn't lie</text:h>
      <text:p text:style-name="Standard">Most one-pagers read like a brochure: claims, gradients, vague verbs. Ours reads like a Unix manpage: NAME, SYNOPSIS, DESCRIPTION, EXAMPLES, BUGS. The structure is the message.</text:p>
      <text:list>
        <text:list-item>
          <text:p text:style-name="List">Manpage structure. Tech buyers grok it instantly. Non-tech buyers find it refreshingly direct, "ah, the Bugs section is honest". Either way, memorable.</text:p>
        </text:list-item>
        <text:list-item>
          <text:p text:style-name="List">Apps vs solutions, on the page. The DESCRIPTION section pins down our taxonomy: apps are downloadable, solutions are outcomes built on apps. Clearest possible answer to "what do you actually sell".</text:p>
        </text:list-item>
        <text:list-item>
          <text:p text:style-name="List">BUGS section, plural. An anti-marketing move. Builds trust faster than three case-studies.</text:p>
        </text:list-item>
        <text:list-item>
          <text:p text:style-name="List">"Wat is volgende" not "Contact us". "Open issues op github.com/ConductionNL, dan lossen we ze op", we send a commit, not a sales rep.</text:p>
        </text:list-item>
        <text:list-item>
          <text:p text:style-name="List">Inverted contrast on the back. NL on white, EN on cobalt-900. The back becomes the night-mode side, signals "flip me" without arrows or "see other side". And it forces a clear front/back distinction at a glance.</text:p>
        </text:list-item>
        <text:list-item>
          <text:p text:style-name="List">One orange accent, on the dark side only. The hex on the EN cover is orange, the NL hex is cobalt. The orange does its job (one-per-screen) without breaking the rule across both sides.</text:p>
        </text:list-item>
        <text:list-item>
          <text:p text:style-name="List">Plex Mono for section heads. SECTION-CASE titles in mono, like a real manpage. Plus they stop looking like marketing slides.</text:p>
        </text:list-item>
      </text:list>
      <text:p text:style-name="Standard">A4 portrait · double-sided · bleed 0 · the EN side reuses the same component layout, only the language and the ground colour change</text:p>
      <text:p text:style-name="Standard">tokens.css · hex-bullet icon · .paper--A4 double-sided ·
        Plex Mono for section heads ·
        MKB-direct copy from voice</text:p>
      <text:p text:style-name="Footer">Canonical layout: https://design-system.conduction.nl/preview/print/one-pager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Leave-behind one-pager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